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MR10" svg:font-family="CMR10"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style:style style:name="P2" style:parent-style-name="Normal" style:family="paragraph">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style:style style:name="T3" style:parent-style-name="DefaultParagraphFont" style:family="text">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style:style style:name="T4" style:parent-style-name="DefaultParagraphFont" style:family="text">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style:style style:name="T5" style:parent-style-name="DefaultParagraphFont" style:family="text">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style:style style:name="T6" style:parent-style-name="DefaultParagraphFont" style:family="text">
      <style:text-properties style:font-name="CMR10" style:font-name-asian="Times New Roman" style:font-name-complex="Times New Roman" style:letter-kerning="false" fo:font-size="10pt" style:font-size-asian="10pt" style:font-size-complex="10pt" style:language-asian="en" style:country-asian="US" style:language-complex="ar" style:country-complex="SA"/>
    </style:style>
  </office:automatic-styles>
  <office:body>
    <office:text text:use-soft-page-breaks="true">
      <text:p text:style-name="P1">27/3/2020:<text:s text:c="2"/>Stochastic Wind Power Forecasting<text:s/></text:p>
      <text:p text:style-name="P2"/>
      <text:p text:style-name="Normal"><text:span text:style-name="T3">Reliable wind power generation forecasting is crucial for applications such as the allocation of energy reserves, optimization of electricity price, and operation<text:s/></text:span><text:span text:style-name="T4">scheduling of conventional power plants. We propose a data-driven model based on parametric Stochastic Differential Equations (SDEs) to captures real-world asymmetric dynamics of wind power forecast errors. Our SDE framework incorporates time derivative tr</text:span><text:span text:style-name="T5">acking of the forecast, time-dependent mean reversion parameter, and an improved diffusion term. We can simulate future wind power production paths and to get sharp confidence bands. The method is to forecast technology agnostic and enables the comparison<text:s/></text:span><text:span text:style-name="T6">between different forecasting technologies based on information criteria. We apply the model to historical Uruguayan wind power production data and forecasts for the year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MR10" svg:font-family="CMR10"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4-14T14:10:00Z</meta:creation-date>
    <dc:date>2020-03-27T17:57:00Z</dc:date>
    <meta:template xlink:href="Normal.dotm" xlink:type="simple"/>
    <meta:editing-cycles>26</meta:editing-cycles>
    <meta:editing-duration>PT3960S</meta:editing-duration>
    <meta:document-statistic meta:page-count="1" meta:paragraph-count="1" meta:word-count="134" meta:character-count="899" meta:row-count="6" meta:non-whitespace-character-count="766"/>
  </office:meta>
</office:document-meta>
</file>